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Hindi1" svg:font-family="'Lohit Hindi'"/>
    <style:font-face style:name="OpenSymbol" svg:font-family="OpenSymbol"/>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text-underline-style="solid" style:text-underline-type="double" style:text-underline-width="auto" style:text-underline-color="font-color"/>
    </style:style>
    <style:style style:name="P2" style:family="paragraph" style:parent-style-name="Standard">
      <style:paragraph-properties fo:margin-left="0cm" fo:margin-right="0cm" fo:margin-top="0cm" fo:margin-bottom="0cm" fo:line-height="100%" fo:text-align="start" style:justify-single-word="false" fo:text-indent="0cm" style:auto-text-indent="false" style:writing-mode="lr-tb"/>
    </style:style>
    <style:style style:name="P3" style:family="paragraph" style:parent-style-name="Standard" style:list-style-name="LS4">
      <style:paragraph-properties fo:margin-left="0cm" fo:margin-right="0cm" fo:margin-top="0cm" fo:margin-bottom="0cm" fo:line-height="100%" fo:text-align="start" style:justify-single-word="false" fo:text-indent="0cm" style:auto-text-indent="false" style:writing-mode="lr-tb"/>
    </style:style>
    <style:style style:name="P4" style:family="paragraph" style:parent-style-name="Standard" style:list-style-name="LS5">
      <style:paragraph-properties fo:margin-left="0cm" fo:margin-right="0cm" fo:margin-top="0cm" fo:margin-bottom="0cm" fo:line-height="100%" fo:text-align="start" style:justify-single-word="false" fo:text-indent="0cm" style:auto-text-indent="false" style:writing-mode="lr-tb"/>
    </style:style>
    <style:style style:name="P5" style:family="paragraph" style:parent-style-name="Standard" style:list-style-name="L8">
      <style:paragraph-properties fo:margin-left="0cm" fo:margin-right="0cm" fo:margin-top="0cm" fo:margin-bottom="0cm" fo:line-height="100%" fo:text-align="start" style:justify-single-word="false" fo:text-indent="0cm" style:auto-text-indent="false" style:writing-mode="lr-tb"/>
    </style:style>
    <style:style style:name="P6" style:family="paragraph" style:parent-style-name="Standard" style:list-style-name="L2">
      <style:paragraph-properties fo:margin-left="0cm" fo:margin-right="0cm" fo:margin-top="0cm" fo:margin-bottom="0cm" fo:line-height="100%" fo:text-align="start" style:justify-single-word="false" fo:text-indent="0cm" style:auto-text-indent="false" style:writing-mode="lr-tb"/>
    </style:style>
    <style:style style:name="P7"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8" style:family="paragraph" style:parent-style-name="Standard" style:list-style-name="LS2">
      <style:paragraph-properties fo:margin-left="0cm" fo:margin-right="0cm" fo:margin-top="0cm" fo:margin-bottom="0cm" fo:line-height="100%" fo:text-align="start" style:justify-single-word="false" fo:text-indent="0cm" style:auto-text-indent="false" style:writing-mode="lr-tb"/>
      <style:text-properties fo:font-size="16pt" fo:font-weight="bold" style:font-size-asian="16pt" style:font-weight-asian="bold" style:font-size-complex="16pt" style:font-weight-complex="bold"/>
    </style:style>
    <style:style style:name="P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font-weight="bold" style:font-weight-asian="bold" style:font-weight-complex="bold"/>
    </style:style>
    <style:style style:name="P1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2" style:family="paragraph" style:parent-style-name="Standard" style:list-style-name="LS4">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3"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4" style:family="paragraph" style:parent-style-name="Standard">
      <style:paragraph-properties fo:margin-left="0.635cm" fo:margin-right="0cm" fo:margin-top="0cm" fo:margin-bottom="0cm" fo:line-height="100%" fo:text-align="start" style:justify-single-word="false" fo:text-indent="0cm" style:auto-text-indent="false" fo:break-before="auto" fo:break-after="auto" style:writing-mode="lr-tb"/>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15" style:family="paragraph" style:parent-style-name="Standard">
      <style:paragraph-properties fo:margin-left="0.635cm" fo:margin-right="0cm" fo:margin-top="0cm" fo:margin-bottom="0cm" fo:line-height="100%" fo:text-align="start" style:justify-single-word="false" fo:text-indent="0cm" style:auto-text-indent="false" fo:break-before="auto" fo:break-after="auto" style:writing-mode="lr-tb"/>
      <style:text-properties style:font-name="Arial" fo:font-size="11pt" fo:font-weight="bold" style:font-size-asian="11pt" style:font-weight-asian="bold" style:font-size-complex="11pt" style:font-weight-complex="bold"/>
    </style:style>
    <style:style style:name="P16" style:family="paragraph" style:parent-style-name="Standard">
      <style:paragraph-properties fo:margin-left="0.635cm" fo:margin-right="0cm" fo:margin-top="0cm" fo:margin-bottom="0cm" fo:line-height="100%" fo:text-align="start" style:justify-single-word="false" fo:text-indent="0cm" style:auto-text-indent="false" style:writing-mode="lr-tb"/>
      <style:text-properties style:font-name="Arial" fo:font-size="11pt" style:font-size-asian="11pt" style:font-size-complex="11pt"/>
    </style:style>
    <style:style style:name="P17" style:family="paragraph" style:parent-style-name="Standard">
      <style:paragraph-properties fo:margin-left="0.635cm" fo:margin-right="0cm" fo:margin-top="0cm" fo:margin-bottom="0cm" fo:line-height="100%" fo:text-align="start" style:justify-single-word="false" fo:text-indent="0cm" style:auto-text-indent="false" style:writing-mode="lr-tb"/>
      <style:text-properties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18" style:family="paragraph" style:parent-style-name="Standard">
      <style:paragraph-properties fo:margin-left="0.635cm" fo:margin-right="0cm" fo:margin-top="0cm" fo:margin-bottom="0cm" fo:line-height="100%" fo:text-align="start" style:justify-single-word="false" fo:text-indent="0cm" style:auto-text-indent="false" style:writing-mode="lr-tb"/>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19" style:family="paragraph" style:parent-style-name="Standard">
      <style:paragraph-properties fo:margin-left="0.635cm" fo:margin-right="0cm" fo:margin-top="0cm" fo:margin-bottom="0cm" fo:line-height="100%" fo:text-align="start" style:justify-single-word="false" fo:text-indent="0cm" style:auto-text-indent="false" style:writing-mode="lr-tb"/>
      <style:text-properties style:text-line-through-style="none" style:font-name="Arial" fo:font-style="normal" style:text-underline-style="solid" style:text-underline-width="auto" style:text-underline-color="font-color" fo:font-weight="normal" style:font-name-asian="Arial" style:font-style-asian="normal" style:font-weight-asian="normal" style:font-name-complex="Arial" style:font-style-complex="normal" style:font-weight-complex="normal"/>
    </style:style>
    <style:style style:name="P20" style:family="paragraph" style:parent-style-name="Standard" style:list-style-name="L1">
      <style:paragraph-properties fo:margin-left="0cm" fo:margin-right="0cm" fo:margin-top="0cm" fo:margin-bottom="0cm" fo:line-height="100%" fo:text-align="start" style:justify-single-word="false" fo:text-indent="-0.635cm" style:auto-text-indent="false" style:writing-mode="lr-tb"/>
      <style:text-properties fo:font-size="11pt" fo:font-weight="normal" style:font-size-asian="11pt" style:font-weight-asian="normal" style:font-size-complex="11pt" style:font-weight-complex="normal"/>
    </style:style>
    <style:style style:name="P21" style:family="paragraph" style:parent-style-name="Standard">
      <style:paragraph-properties fo:margin-top="0cm" fo:margin-bottom="0cm" fo:line-height="100%" fo:text-align="start" style:justify-single-word="false" style:writing-mode="lr-tb"/>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22" style:family="paragraph" style:parent-style-name="Standard">
      <style:paragraph-properties fo:margin-top="0cm" fo:margin-bottom="0cm" fo:line-height="100%" fo:text-align="start" style:justify-single-word="false" style:writing-mode="lr-tb"/>
      <style:text-properties fo:font-size="11pt" fo:font-weight="normal" style:font-size-asian="11pt" style:font-weight-asian="normal" style:font-size-complex="11pt" style:font-weight-complex="normal"/>
    </style:style>
    <style:style style:name="P23" style:family="paragraph" style:parent-style-name="Standard" style:list-style-name="L2">
      <style:paragraph-properties fo:margin-left="-0.026cm" fo:margin-right="0cm" fo:margin-top="0cm" fo:margin-bottom="0cm" fo:line-height="100%" fo:text-align="start" style:justify-single-word="false" fo:text-indent="0.026cm" style:auto-text-indent="false" fo:break-before="auto" fo:break-after="auto" style:writing-mode="lr-tb"/>
      <style:text-properties fo:font-weight="bold" style:font-weight-asian="bold" style:font-weight-complex="bold"/>
    </style:style>
    <style:style style:name="P24" style:family="paragraph" style:parent-style-name="Standard" style:list-style-name="LS2">
      <style:paragraph-properties fo:margin-left="-2.501cm" fo:margin-right="0cm" fo:margin-top="0cm" fo:margin-bottom="0cm" fo:line-height="100%" fo:text-align="start" style:justify-single-word="false" fo:text-indent="0cm" style:auto-text-indent="false" style:writing-mode="lr-tb"/>
      <style:text-properties fo:font-size="16pt" fo:font-weight="bold" style:font-size-asian="16pt" style:font-weight-asian="bold" style:font-size-complex="16pt" style:font-weight-complex="bold"/>
    </style:style>
    <style:style style:name="T1" style:family="text">
      <style:text-properties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T2" style:family="text">
      <style:text-properties style:text-line-through-style="none" style:font-name="Arial" fo:font-style="normal" style:text-underline-style="none" style:font-name-asian="Arial" style:font-style-asian="normal" style:font-name-complex="Arial" style:font-style-complex="normal"/>
    </style:style>
    <style:style style:name="T3" style:family="text">
      <style:text-properties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T4" style:family="text">
      <style:text-properties style:text-line-through-style="none" style:font-name="Arial" fo:font-style="normal" style:font-name-asian="Arial" style:font-style-asian="normal" style:font-name-complex="Arial" style:font-style-complex="normal"/>
    </style:style>
    <style:style style:name="T5" style:family="text">
      <style:text-properties style:text-line-through-style="none" style:font-name="Arial" fo:font-style="italic" style:text-underline-style="none" style:font-name-asian="Arial" style:font-style-asian="italic" style:font-name-complex="Arial" style:font-style-complex="italic"/>
    </style:style>
    <style:style style:name="T6" style:family="text">
      <style:text-properties style:text-line-through-style="none" style:font-name="Arial" fo:font-size="14pt" fo:font-style="normal" style:text-underline-style="none" style:font-name-asian="Arial" style:font-size-asian="14pt" style:font-style-asian="normal" style:font-name-complex="Arial" style:font-size-complex="14pt" style:font-style-complex="normal"/>
    </style:style>
    <style:style style:name="T7" style:family="text">
      <style:text-properties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8" style:family="text">
      <style:text-properties style:text-line-through-style="none" style:font-name="Arial" fo:font-size="16pt" fo:font-style="normal" style:text-underline-style="none" style:font-name-asian="Arial" style:font-size-asian="16pt" style:font-style-asian="normal" style:font-name-complex="Arial" style:font-size-complex="16pt" style:font-style-complex="normal"/>
    </style:style>
    <style:style style:name="T9" style:family="text">
      <style:text-properties style:text-line-through-style="none" style:font-name="Arial" fo:font-size="16pt"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0" style:family="text">
      <style:text-properties style:text-line-through-style="none" fo:font-style="normal" style:text-underline-style="none" style:font-name-asian="Arial" style:font-style-asian="normal" style:font-name-complex="Arial" style:font-style-complex="normal"/>
    </style:style>
    <style:style style:name="T11" style:family="text">
      <style:text-properties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T12" style:family="text">
      <style:text-properties style:font-name="Arial" style:font-name-asian="Arial" style:font-name-complex="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019cm" fo:text-indent="-0.635cm" fo:margin-left="0.0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4cm" fo:text-indent="-0.635cm" fo:margin-left="0.6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54444784" text:style-name="L2">
        <text:list-header>
          <text:p text:style-name="P23"><text:span text:style-name="T8">1.<text:tab/>Modelowanie a metamodelowanie. </text:span></text:p>
        </text:list-header>
      </text:list>
      <text:p text:style-name="P15"><text:span text:style-name="T10">Modelowanie:</text:span></text:p>
      <text:p text:style-name="P16"><text:span text:style-name="T11">• Modelowanie – proces budowy modeli.</text:span></text:p>
      <text:p text:style-name="P16"><text:span text:style-name="T11">• Model w nauce, technice to fizyczna, matematyczna, lub logiczna reprezentacja pewnego rzeczywistego lub wyobrażanego bytu.</text:span></text:p>
      <text:p text:style-name="P16"><text:span text:style-name="T11">• Model – abstrakcyjna(uproszczona) wizja pewnego rzeczywistego lub wyobrażanego bytu.</text:span></text:p>
      <text:p text:style-name="P16"><text:span text:style-name="T11">• Model zależy od przyjętej perspektywy modelowania.</text:span></text:p>
      <text:p text:style-name="P16"><text:span text:style-name="T11">• Perspektywa (wybrane istotne właściwości) wynika z celu modelowania.</text:span></text:p>
      <text:p text:style-name="P16">• Dwie role modelu:</text:p>
      <text:p text:style-name="P16">− Reprezentacja tego, co istnieje (np. modele dziedzinowe, biznesowe).</text:p>
      <text:p text:style-name="P16">− Reprezentacja tego, co ma powstać (np. model projektowy).</text:p>
      <text:p text:style-name="P16">• Graficzna i tekstowa reprezentacja modeli.</text:p>
      <text:p text:style-name="P14"/>
      <text:p text:style-name="P17">Metamodelowanie:</text:p>
      <text:p text:style-name="P18">• Model – wyrażenie, zestaw diagramów zapisanych w danym języku</text:p>
      <text:p text:style-name="P18">• Metamodel – model definiujący język, w którym jest wyrażony model</text:p>
      <text:p text:style-name="P18">• Model jest instancją metamodelu</text:p>
      <text:p text:style-name="P18">• Model składa się z elementów modelowania; metamodel – z metaelementów modelowania</text:p>
      <text:p text:style-name="P19">Jak definiować metamodel?</text:p>
      <text:p text:style-name="P18">• MOF (Meta Object Facility) – standard OMG definiujący język do definiowania języków</text:p>
      <text:p text:style-name="P18">modelowania – poziom meta-metamodelu</text:p>
      <text:p text:style-name="P18">• Inne języki modelowania oparte na MOF</text:p>
      <text:p text:style-name="P18">− UML</text:p>
      <text:p text:style-name="P18">− SysML (System Modeling Language)</text:p>
      <text:p text:style-name="P18">− BPMN (Business Process Modeling Notation)</text:p>
      <text:p text:style-name="P18">− DSLs (Domain Specific Languages)</text:p>
      <text:p text:style-name="P14"/>
      <text:list xml:id="list1942649545" text:continue-numbering="true" text:style-name="L2">
        <text:list-header>
          <text:p text:style-name="P6"><text:span text:style-name="T7"/></text:p>
          <text:p text:style-name="P6"><text:span text:style-name="T7">2.<text:tab/></text:span><text:span text:style-name="T9">Własności i zakres zastosowań języków UML i LOTOS. </text:span></text:p>
        </text:list-header>
      </text:list>
      <text:p text:style-name="P10"><text:span text:style-name="T2">Własności UML:</text:span></text:p>
      <text:list xml:id="list398670293" text:style-name="LS4">
        <text:list-item>
          <text:p text:style-name="P12"><text:span text:style-name="T1">Graficzny język modelowania (specyfikowania, projektowania, dokumentowania)</text:span></text:p>
        </text:list-item>
        <text:list-item>
          <text:p text:style-name="P3"><text:span text:style-name="T1">Język półformalny (składnia-gramatyka formalnie zdefiniowane, semantyka zdefiniowana nieformanie z użyciem języka naturalnego)</text:span></text:p>
        </text:list-item>
        <text:list-item>
          <text:p text:style-name="P12"><text:span text:style-name="T1">Jest standardem powszechnie akceptowanym, wykorzystywany do odniesień dla pojęć obiektowości</text:span></text:p>
        </text:list-item>
        <text:list-item>
          <text:p text:style-name="P12"><text:span text:style-name="T1">Reprezentuje model w postaci zbioru diagramów, pełniących określone role</text:span></text:p>
        </text:list-item>
        <text:list-item>
          <text:p text:style-name="P12"><text:span text:style-name="T1">Koncentruje się na danych i operacjach ich przetwarzania</text:span></text:p>
        </text:list-item>
        <text:list-item>
          <text:p text:style-name="P12"><text:span text:style-name="T1">Reprezentuje zazwyczaj zbiory bytów, a nie pojedyncze byty</text:span></text:p>
        </text:list-item>
      </text:list>
      <text:p text:style-name="P10"><text:span text:style-name="T2">Zastosowanie UML:</text:span></text:p>
      <text:p text:style-name="P11"><text:span text:style-name="T1">Głównym przeznaczeniem UML jest budowa systemów informatycznych. Służy do modelowania dziedziny problemu - w przypadku stosowania go do analizy oraz do modelowania rzeczywistości, która ma dopiero powstać - tworzy się w nim głównie modele systemów informatycznych. </text:span></text:p>
      <text:p text:style-name="P9"/>
      <text:p text:style-name="P10"><text:span text:style-name="T2">Własności LOTOS:</text:span></text:p>
      <text:list xml:id="list1502803979" text:style-name="LS5">
        <text:list-item>
          <text:p text:style-name="P13"><text:span text:style-name="T1">Metoda formalna</text:span></text:p>
        </text:list-item>
        <text:list-item>
          <text:p text:style-name="P13"><text:span text:style-name="T1">Jest językiem interaktywnym, opisującym interakcje systemu z otoczeniem za pomocą komunikacji poprzez bramki (porty)</text:span></text:p>
        </text:list-item>
        <text:list-item>
          <text:p text:style-name="P13"><text:span text:style-name="T1">Analityka nie interesuje wnętrze systemu (czarna skrzynka), a jedynie zmiany jego stanów</text:span></text:p>
        </text:list-item>
        <text:list-item>
          <text:p text:style-name="P13"><text:soft-page-break/><text:span text:style-name="T1">Umożliwia modelowanie procesów w systemach zagnieżdżonych, gdzie jeden system zawiera w sobie kilka pomniejszych procesów</text:span></text:p>
        </text:list-item>
        <text:list-item>
          <text:p text:style-name="P4"><text:span text:style-name="T1">Powstało kilka wersji języka: bazowa (bez uwzględnienia przesyłanych danych), pełna (uwzględnienie przesyłanych danych) oraz rozszerzona (upływ czasu)</text:span></text:p>
        </text:list-item>
      </text:list>
      <text:p text:style-name="P10"><text:span text:style-name="T2">Zastosowanie LOTOS:</text:span></text:p>
      <text:p text:style-name="P11"><text:span text:style-name="T1">Wykorzystany w tworzeniu systemów informatycznych, jako narzędzie pozwalające modelować systemy z wykorzystaniem algebry procesów – wyrażenie wymagań funkcjonalnych systemu w postaci sekwencji akcji. </text:span></text:p>
      <text:p text:style-name="P2"><text:span text:style-name="T1">Pierwotny obszar zastosowań:</text:span></text:p>
      <text:p text:style-name="P2"><text:span text:style-name="T1">− specyfikacja usług,</text:span></text:p>
      <text:p text:style-name="P2"><text:span text:style-name="T1">− specyfikacja protokołów sieci komputerowych.</text:span></text:p>
      <text:p text:style-name="P11"><text:span text:style-name="T9"/></text:p>
      <text:p text:style-name="P2"><text:span text:style-name="T9"/></text:p>
      <text:list xml:id="list56273150" text:style-name="L8">
        <text:list-item>
          <text:list>
            <text:list-header>
              <text:p text:style-name="P5"><text:span text:style-name="T9">3.<text:tab/>Problemy transformacji i spójności modeli. </text:span></text:p>
            </text:list-header>
          </text:list>
        </text:list-item>
      </text:list>
      <text:p text:style-name="P11"><text:span text:style-name="T12">Transformacja modeli to opisanie modelowanego bytu (systemu) za pomocą innego modelu. Jej celem może być przekształcenie modelu do postaci mniej lub bardziej abstrakcyjnej, ograniczenie stopnia szczegółowości opisu (formalnego i nieformalnego) lub opisanie procesu / systemu / bytu z innej perspektywy celem wyszczególnienia pewnych procesów i problemów niewidocznych w opisie z wykorzystaniem innego modelu. Główny problem, jaki rodzi transformacja to możliwość utraty danych opisujących byt, która może być powodem zniekształcenia opisu (lub nawet jego zafałszowania). Transformacja może też prowadzić do niekontrolowanego rozrostu opisu / modelu, co również może być działaniem niepożądanym. </text:span></text:p>
      <text:p text:style-name="P11"><text:span text:style-name="T12">Oceną, czy model po transformacji odpowiada modelowi sprzed transformacji jest ocena ich spójności, czyli na ile różne modele opisują ten sam system / byt. </text:span></text:p>
      <text:p text:style-name="P11"><text:span text:style-name="T12">Przykładem transformacji modeli może być przekształcenie diagramu UML na proces LOTOS lub opis z użyciem sieci Petriego.</text:span></text:p>
      <text:p text:style-name="P9"/>
      <text:list xml:id="list1207243584" text:style-name="LS2">
        <text:list-header>
          <text:p text:style-name="P8"><text:span text:style-name="T2"/></text:p>
          <text:list>
            <text:list-header>
              <text:p text:style-name="P24"><text:span text:style-name="T2">4.<text:tab/>Walidacja i weryfikacja modeli. </text:span></text:p>
            </text:list-header>
          </text:list>
        </text:list-header>
      </text:list>
      <text:list xml:id="list1502164489" text:style-name="L1">
        <text:list-header>
          <text:p text:style-name="P20"><text:span text:style-name="T5">Walidacja</text:span><text:span text:style-name="T2"> – zapewnienie konstrukcji właściwego produktu, spełniającego potrzeby użytkownika systemu.</text:span></text:p>
          <text:p text:style-name="P20"><text:span text:style-name="T5">Weryfikacja</text:span><text:span text:style-name="T2"> – zapewnienie właściwej konstrukcji produktu, konstrukcji zgodnej ze specyfikacją.</text:span></text:p>
        </text:list-header>
      </text:list>
      <text:p text:style-name="P21"><text:span text:style-name="T4">Walidacja produktu programowego:</text:span></text:p>
      <text:p text:style-name="P22"><text:span text:style-name="T2">• Wymagania funkcjonalne – konieczne</text:span></text:p>
      <text:p text:style-name="P22"><text:span text:style-name="T2">• Wymagania niefunkcjonalne:</text:span></text:p>
      <text:p text:style-name="P22"><text:span text:style-name="T2">− dotyczące produktu (jakość produktu)</text:span></text:p>
      <text:p text:style-name="P22"><text:span text:style-name="T2">− dotyczące procesu wytwarzania</text:span></text:p>
      <text:p text:style-name="P22"><text:span text:style-name="T2">• Model jakości ISO, IEEE, ...</text:span></text:p>
      <text:p text:style-name="P22"><text:span text:style-name="T2">− Perspektywy oceny (Zewnętrzna, Wewnętrzna, Użytkowa)</text:span></text:p>
      <text:p text:style-name="P22"><text:span text:style-name="T2">− Charakterystyki jakości (atrybuty jakości)</text:span></text:p>
      <text:p text:style-name="P22"><text:span text:style-name="T2">− Miary</text:span></text:p>
      <text:p text:style-name="P22"><text:span text:style-name="T2">− Kryteria oceny</text:span></text:p>
      <text:p text:style-name="P7"/>
      <text:p text:style-name="P1"><text:span text:style-name="T1">Walidacja jest to proces wyznaczania stopnia, w jakim model jest wiernym odzwierciedleniem rzeczywistego systemu z przyjętego punktu widzenia. Ma na celu określenie, czy symulacja daje wiarygodne wyniki, w założonym stopniu zgodne z odpowiedziami rzeczywistego systemu na takie same dane wejściowe. O ile dzięki weryfikacji projektant uzyskuje informacje o zgodności systemu symulacyjnego z jego założeniami, o tyle walidacja weryfikuje zgodność jego wizji z realnym światem. Obie te fazy wzajemnie się uzupełniają i jako takie czasami przedstawiane są wspólnie jako faza oceny adekwatności model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Lohit Hindi1" svg:font-family="'Lohit Hindi'"/>
    <style:font-face style:name="OpenSymbol" svg:font-family="OpenSymbol"/>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2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2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1"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4"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4Level7"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1"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4"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5Level7" style:family="text">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List5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min-label-width="3.81cm" text:min-label-distance="0.318cm" fo:text-align="end"/>
        <style:text-properties style:font-name="Times New Roman"/>
      </text:list-level-style-bullet>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1"/>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1"/>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1"/>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Courier New1"/>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Courier New1"/>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Courier New1"/>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zysiek </meta:initial-creator>
    <meta:creation-date>2012-06-09T11:38:09</meta:creation-date>
    <dc:date>2012-06-09T11:44:43</dc:date>
    <dc:creator>Krzysiek </dc:creator>
    <meta:editing-duration>PT6M11S</meta:editing-duration>
    <meta:editing-cycles>4</meta:editing-cycles>
    <meta:generator>LibreOffice/3.5$Linux_X86_64 LibreOffice_project/350m1$Build-2</meta:generator>
    <meta:document-statistic meta:table-count="0" meta:image-count="0" meta:object-count="0" meta:page-count="2" meta:paragraph-count="63" meta:word-count="671" meta:character-count="5046" meta:non-whitespace-character-count="4396"/>
  </office:meta>
</office:document-meta>
</file>